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04cm" fo:margin-left="-1.383cm" table:align="left" style:writing-mode="lr-tb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2.099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1.393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1.543cm"/>
    </style:style>
    <style:style style:name="Таблица1.J" style:family="table-column">
      <style:table-column-properties style:column-width="1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5" style:family="paragraph" style:parent-style-name="Standard">
      <style:text-properties officeooo:paragraph-rsid="00093002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22" style:family="paragraph">
      <loext:graphic-properties draw:fill="solid" draw:fill-color="#ffffff"/>
      <style:paragraph-properties style:writing-mode="lr-tb"/>
      <style:text-properties fo:font-size="12pt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 fo:font-size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0b1346" fo:background-color="transparent" loext:char-shading-value="0"/>
    </style:style>
    <style:style style:name="T7" style:family="text">
      <style:text-properties fo:language="en" fo:country="US" officeooo:rsid="0014c637" fo:background-color="transparent" loext:char-shading-value="0"/>
    </style:style>
    <style:style style:name="T8" style:family="text">
      <style:text-properties style:use-window-font-color="true" loext:opacity="0%" style:font-name="PT Astra Serif" fo:font-size="14pt" fo:language="ru" fo:country="RU" fo:font-weight="bold" style:font-name-asian="Calibri" style:font-size-asian="14pt" style:font-weight-asian="bold" style:font-name-complex="Times New Roman" style:font-size-complex="14pt" style:language-complex="ar" style:country-complex="SA"/>
    </style:style>
    <style:style style:name="T9" style:family="text">
      <style:text-properties style:use-window-font-color="true" loext:opacity="0%" style:font-name="PT Astra Serif" fo:font-size="7pt" fo:language="ru" fo:country="RU" fo:font-weight="bold" style:font-name-asian="Calibri" style:font-size-asian="7pt" style:font-weight-asian="bold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7.472cm" fo:min-width="7.049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129cm" fo:min-width="0.706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draw:fit-to-contour="tru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63cm" fo:min-width="0.296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61cm" fo:min-width="0.296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61cm" fo:min-width="0.295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63cm" fo:min-width="0.295cm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орядок загрузки отработавших ТВС в ТУК усл. № <text:span text:style-name="T7">n</text:span></text:p>
      <text:p text:style-name="P11"><draw:frame draw:style-name="fr1" draw:name="Врезка2" text:anchor-type="char" svg:x="16.178cm" svg:y="0.083cm" svg:width="11.201cm" svg:height="1.199cm" draw:z-index="0"><draw:text-box><text:p text:style-name="P1">Картограмма загрузки ТУК условный № <text:span text:style-name="T7">n</text:span></text:p><text:p text:style-name="P13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5"><draw:g text:anchor-type="char" draw:z-index="1" draw:name="Фигура1" draw:style-name="gr1"><draw:custom-shape draw:style-name="gr2" draw:text-style-name="P22" svg:width="11.216cm" svg:height="11.216cm" svg:x="17.545cm" svg:y="0.6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2" svg:width="2.244cm" svg:height="2.244cm" svg:x="22.031cm" svg:y="5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4" svg:width="1.495cm" svg:height="1.497cm" svg:x="22.401cm" svg:y="5.553cm"><draw:text-box><text:p text:style-name="P23"><text:span text:style-name="T8">Усл.</text:span></text:p><text:p text:style-name="P23"><text:span text:style-name="T8">№ </text:span><text:span text:style-name="T8">n</text:span></text:p></draw:text-box></draw:frame><draw:custom-shape draw:style-name="gr5" draw:text-style-name="P22" svg:width="1.87cm" svg:height="1.622cm" draw:transform="rotate (1.5707963267949) translate (25.9009444444444cm 5.203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26.026cm" svg:y="3.833cm"><draw:text-box><text:p text:style-name="P23"><text:span text:style-name="T9">1</text:span></text:p><text:p text:style-name="P23"><text:span text:style-name="T9">TVS1</text:span></text:p><text:p text:style-name="P23"><text:span text:style-name="T9">AR1</text:span></text:p></draw:text-box></draw:frame><draw:custom-shape draw:style-name="gr5" draw:text-style-name="P22" svg:width="1.87cm" svg:height="1.622cm" draw:transform="rotate (1.5707963267949) translate (25.8258611111111cm 9.191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25.952cm" svg:y="7.819cm"><draw:text-box><text:p text:style-name="P23"><text:span text:style-name="T9">2</text:span></text:p><text:p text:style-name="P23"><text:span text:style-name="T9">TVS2</text:span></text:p><text:p text:style-name="P23"><text:span text:style-name="T9">AR2</text:span></text:p></draw:text-box></draw:frame><draw:custom-shape draw:style-name="gr6" draw:text-style-name="P22" svg:width="1.87cm" svg:height="1.62cm" draw:transform="rotate (1.5707963267949) translate (22.304375cm 11.200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8cm" svg:height="0.87cm" svg:x="22.427cm" svg:y="9.832cm"><draw:text-box><text:p text:style-name="P23"><text:span text:style-name="T9">3</text:span></text:p><text:p text:style-name="P23"><text:span text:style-name="T9">TVS3</text:span></text:p><text:p text:style-name="P23"><text:span text:style-name="T9">AR3</text:span></text:p></draw:text-box></draw:frame><draw:custom-shape draw:style-name="gr6" draw:text-style-name="P22" svg:width="1.87cm" svg:height="1.62cm" draw:transform="rotate (1.5707963267949) translate (18.8559722222222cm 9.1334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18.981cm" svg:y="7.761cm"><draw:text-box><text:p text:style-name="P23"><text:span text:style-name="T9">4</text:span></text:p><text:p text:style-name="P23"><text:span text:style-name="T9">TVS4</text:span></text:p><text:p text:style-name="P23"><text:span text:style-name="T9">AR4</text:span></text:p></draw:text-box></draw:frame><draw:custom-shape draw:style-name="gr7" draw:text-style-name="P22" svg:width="1.869cm" svg:height="1.62cm" draw:transform="rotate (1.5707963267949) translate (18.8867222222222cm 5.0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19.014cm" svg:y="3.708cm"><draw:text-box><text:p text:style-name="P23"><text:span text:style-name="T9">5</text:span></text:p><text:p text:style-name="P23"><text:span text:style-name="T9">TVS5</text:span></text:p><text:p text:style-name="P23"><text:span text:style-name="T9">AR5</text:span></text:p></draw:text-box></draw:frame><draw:custom-shape draw:style-name="gr6" draw:text-style-name="P22" svg:width="1.87cm" svg:height="1.62cm" draw:transform="rotate (1.5707963267949) translate (22.3872777777778cm 3.111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cm" svg:x="22.512cm" svg:y="1.739cm"><draw:text-box><text:p text:style-name="P23"><text:span text:style-name="T9">6</text:span></text:p><text:p text:style-name="P23"><text:span text:style-name="T9">TVS6</text:span></text:p><text:p text:style-name="P23"><text:span text:style-name="T9">AR6</text:span></text:p></draw:text-box></draw:frame><draw:custom-shape draw:style-name="gr6" draw:text-style-name="P22" svg:width="1.87cm" svg:height="1.62cm" draw:transform="rotate (1.5707963267949) translate (23.5920138888889cm 5.07118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8cm" svg:height="0.872cm" svg:x="23.715cm" svg:y="3.699cm"><draw:text-box><text:p text:style-name="P23"><text:span text:style-name="T9">7</text:span></text:p><text:p text:style-name="P23"><text:span text:style-name="T9">TVS7</text:span></text:p><text:p text:style-name="P23"><text:span text:style-name="T9">AR7</text:span></text:p></draw:text-box></draw:frame><draw:custom-shape draw:style-name="gr7" draw:text-style-name="P22" svg:width="1.869cm" svg:height="1.62cm" draw:transform="rotate (1.5707963267949) translate (24.7428333333333cm 7.156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24.87cm" svg:y="5.786cm"><draw:text-box><text:p text:style-name="P23"><text:span text:style-name="T9">8</text:span></text:p><text:p text:style-name="P23"><text:span text:style-name="T9">TVS8</text:span></text:p><text:p text:style-name="P23"><text:span text:style-name="T9">AR8</text:span></text:p></draw:text-box></draw:frame><draw:custom-shape draw:style-name="gr6" draw:text-style-name="P22" svg:width="1.87cm" svg:height="1.62cm" draw:transform="rotate (1.5707963267949) translate (23.5002916666667cm 9.191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8cm" svg:height="0.872cm" svg:x="23.625cm" svg:y="7.819cm"><draw:text-box><text:p text:style-name="P23"><text:span text:style-name="T9">9</text:span></text:p><text:p text:style-name="P23"><text:span text:style-name="T9">TVS9</text:span></text:p><text:p text:style-name="P23"><text:span text:style-name="T9">AR9</text:span></text:p></draw:text-box></draw:frame><draw:custom-shape draw:style-name="gr5" draw:text-style-name="P22" svg:width="1.87cm" svg:height="1.622cm" draw:transform="rotate (1.5707963267949) translate (21.2185833333333cm 9.191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8cm" svg:height="0.872cm" svg:x="21.346cm" svg:y="7.819cm"><draw:text-box><text:p text:style-name="P23"><text:span text:style-name="T9">10</text:span></text:p><text:p text:style-name="P23"><text:span text:style-name="T9">TVS10</text:span></text:p><text:p text:style-name="P23"><text:span text:style-name="T9">AR10</text:span></text:p></draw:text-box></draw:frame><draw:custom-shape draw:style-name="gr8" draw:text-style-name="P22" svg:width="1.869cm" svg:height="1.622cm" draw:transform="rotate (1.5707963267949) translate (20.0438333333333cm 7.13140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cm" svg:x="20.17cm" svg:y="5.761cm"><draw:text-box><text:p text:style-name="P23"><text:span text:style-name="T9">11</text:span></text:p><text:p text:style-name="P23"><text:span text:style-name="T9">TVS11</text:span></text:p><text:p text:style-name="P23"><text:span text:style-name="T9">AR11</text:span></text:p></draw:text-box></draw:frame><draw:custom-shape draw:style-name="gr5" draw:text-style-name="P22" svg:width="1.87cm" svg:height="1.622cm" draw:transform="rotate (1.5707963267949) translate (21.23975cm 5.1011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4" svg:width="1.347cm" svg:height="0.872cm" svg:x="21.367cm" svg:y="3.732cm"><draw:text-box><text:p text:style-name="P23"><text:span text:style-name="T9">12</text:span></text:p><text:p text:style-name="P23"><text:span text:style-name="T9">TVS12</text:span></text:p><text:p text:style-name="P23"><text:span text:style-name="T9">AR12</text:span></text:p></draw:text-box></draw:frame></draw:g>№</text:p>
            <text:p text:style-name="P14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3">Тип и номер ТВС</text:p>
          </table:table-cell>
          <table:table-cell table:style-name="Таблица1.A1" table:number-rows-spanned="2" office:value-type="string">
            <text:p text:style-name="P3">Тип и номер ПС СУЗ</text:p>
          </table:table-cell>
          <table:table-cell table:style-name="Таблица1.A1" office:value-type="string">
            <text:p text:style-name="P3">Извлеч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извлече-</text:span></text:p>
            <text:p text:style-name="P6">нии ТВС, кгс</text:p>
          </table:table-cell>
          <table:table-cell table:style-name="Таблица1.A1" table:number-rows-spanned="2" office:value-type="string">
            <text:p text:style-name="P3">Резуль-</text:p>
            <text:p text:style-name="P3">тат</text:p>
            <text:p text:style-name="P3">осмо-</text:p>
            <text:p text:style-name="P3">тра</text:p>
          </table:table-cell>
          <table:table-cell table:style-name="Таблица1.A1" office:value-type="string">
            <text:p text:style-name="P3">Уста-</text:p>
            <text:p text:style-name="P3">новит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3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</text:p>
            <text:p text:style-name="P3">ячейки </text:p>
            <text:p text:style-name="P3">ТУК</text:p>
          </table:table-cell>
          <table:covered-table-cell table:style-name="Таблица1.A1"/>
          <table:table-cell table:style-name="Таблица1.A1" office:value-type="string">
            <text:p text:style-name="P3">Дата</text:p>
          </table:table-cell>
          <table:table-cell table:style-name="Таблица1.A1" office:value-type="string">
            <text:p text:style-name="P3">Подпись</text:p>
          </table:table-cell>
        </table:table-row>
        <table:table-row table:style-name="Таблица1.3"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</table:table>
      <text:p text:style-name="P12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0:16:55.230000000</meta:creation-date>
    <dc:date>2025-11-20T13:45:16.782000000</dc:date>
    <meta:editing-duration>PT29M31S</meta:editing-duration>
    <meta:editing-cycles>8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24" meta:word-count="63" meta:character-count="318" meta:non-whitespace-character-count="278"/>
  </office:meta>
</office:document-meta>
</file>